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ing to 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(starting at zero...)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pping b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 steps</text:p>
          </table:table-cell>
          <table:table-cell table:formula="of:=[.$B$9]/[.B12]" office:value-type="float" office:value="65536" calcext:value-type="float">
            <text:p>65536</text:p>
          </table:table-cell>
          <table:table-cell table:formula="of:=[.$B$9]/[.C12]" office:value-type="float" office:value="32768" calcext:value-type="float">
            <text:p>32768</text:p>
          </table:table-cell>
          <table:table-cell table:formula="of:=[.$B$9]/[.D12]" office:value-type="float" office:value="21845.3333333333" calcext:value-type="float">
            <text:p>21845.3333333333</text:p>
          </table:table-cell>
        </table:table-row>
        <table:table-row table:style-name="ro2">
          <table:table-cell office:value-type="string" calcext:value-type="string">
            <text:p>Makes wavelen</text:p>
          </table:table-cell>
          <table:table-cell table:formula="of:=[.B13]/[.$B$8]" office:value-type="float" office:value="3.2768" calcext:value-type="float">
            <text:p>3.2768</text:p>
          </table:table-cell>
          <table:table-cell table:formula="of:=[.C13]/[.$B$8]" office:value-type="float" office:value="1.6384" calcext:value-type="float">
            <text:p>1.6384</text:p>
          </table:table-cell>
          <table:table-cell table:formula="of:=[.D13]/[.$B$8]" office:value-type="float" office:value="1.09226666666667" calcext:value-type="float">
            <text:p>1.0922666667</text:p>
          </table:table-cell>
        </table:table-row>
        <table:table-row table:style-name="ro1">
          <table:table-cell office:value-type="string" calcext:value-type="string">
            <text:p>or freq</text:p>
          </table:table-cell>
          <table:table-cell table:formula="of:=1/[.B14]" office:value-type="float" office:value="0.30517578125" calcext:value-type="float">
            <text:p>0.3051757813</text:p>
          </table:table-cell>
          <table:table-cell table:formula="of:=1/[.C14]" office:value-type="float" office:value="0.6103515625" calcext:value-type="float">
            <text:p>0.6103515625</text:p>
          </table:table-cell>
          <table:table-cell table:formula="of:=1/[.D14]" office:value-type="float" office:value="0.91552734375" calcext:value-type="float">
            <text:p>0.9155273438</text:p>
          </table:table-cell>
        </table:table-row>
        <table:table-row table:style-name="ro1" table:number-rows-repeated="9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rom ads datasheet(MT-085.pdf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s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bit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count</text:p>
          </table:table-cell>
          <table:table-cell table:formula="of:=2^[.$B$28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Jump S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tput freq</text:p>
          </table:table-cell>
          <table:table-cell table:formula="of:=([.B31]*[.$B$27])/[.$B$29]" office:value-type="float" office:value="0.30517578125" calcext:value-type="float">
            <text:p>0.3051757813</text:p>
          </table:table-cell>
          <table:table-cell table:formula="of:=([.C31]*[.$B$27])/[.$B$29]" office:value-type="float" office:value="0.6103515625" calcext:value-type="float">
            <text:p>0.6103515625</text:p>
          </table:table-cell>
          <table:table-cell table:formula="of:=([.D31]*[.$B$27])/[.$B$29]" office:value-type="float" office:value="0.91552734375" calcext:value-type="float">
            <text:p>0.9155273438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7-23T15:40:08.672000000</dc:date>
    <meta:editing-duration>P0D</meta:editing-duration>
    <meta:editing-cycles>1</meta:editing-cycles>
    <meta:document-statistic meta:table-count="1" meta:cell-count="36" meta:object-count="0"/>
  </office:meta>
</office:document-meta>
</file>